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5160000047185CB625331BA4149.jpg" manifest:media-type="image/jpeg"/>
  <manifest:file-entry manifest:full-path="Pictures/10000000000001660000007732B552A2F0D56285.jpg" manifest:media-type="image/jpe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center"/>
    </style:style>
    <style:style style:name="Tabella1.A" style:family="table-column">
      <style:table-column-properties style:column-width="2.498cm"/>
    </style:style>
    <style:style style:name="Tabella1.B" style:family="table-column">
      <style:table-column-properties style:column-width="1.923cm"/>
    </style:style>
    <style:style style:name="Tabella1.C" style:family="table-column">
      <style:table-column-properties style:column-width="0.663cm"/>
    </style:style>
    <style:style style:name="Tabella1.D" style:family="table-column">
      <style:table-column-properties style:column-width="2.413cm"/>
    </style:style>
    <style:style style:name="Tabella1.E" style:family="table-column">
      <style:table-column-properties style:column-width="2.117cm"/>
    </style:style>
    <style:style style:name="Tabella1.F" style:family="table-column">
      <style:table-column-properties style:column-width="0.383cm"/>
    </style:style>
    <style:style style:name="Tabella1.G" style:family="table-column">
      <style:table-column-properties style:column-width="5.001cm"/>
    </style:style>
    <style:style style:name="Tabella1.H" style:family="table-column">
      <style:table-column-properties style:column-width="5.002cm"/>
    </style:style>
    <style:style style:name="Tabella1.A1" style:family="table-cell">
      <style:table-cell-properties fo:background-color="#e0efd4" fo:padding="0.097cm" fo:border="0.05pt solid #000000">
        <style:background-image/>
      </style:table-cell-properties>
    </style:style>
    <style:style style:name="Tabella1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0" style:family="table-row">
      <style:table-row-properties style:min-row-height="0.721cm"/>
    </style:style>
    <style:style style:name="Tabella1.22" style:family="table-row">
      <style:table-row-properties style:min-row-height="0.011cm"/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2cm"/>
    </style:style>
    <style:style style:name="Tabella1.A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28" style:family="table-row">
      <style:table-row-properties style:min-row-height="1.069cm"/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717e6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af0f1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e717e6" officeooo:paragraph-rsid="00eaf0f1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3333"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fo:color="#ff3333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-asian="SimSun" style:font-size-asian="11pt" style:font-name-complex="Tahoma" style:font-size-complex="11pt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d6733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Ubuntu Light1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text-properties fo:color="#000000"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paragraph-rsid="00d881c0"/>
    </style:style>
    <style:style style:name="P44" style:family="paragraph" style:parent-style-name="Standard">
      <style:text-properties officeooo:paragraph-rsid="00c78c17"/>
    </style:style>
    <style:style style:name="P45" style:family="paragraph" style:parent-style-name="Standard">
      <style:paragraph-properties fo:text-align="center" style:justify-single-word="false"/>
      <style:text-properties fo:color="#000000" style:font-name="Ubuntu light" officeooo:rsid="00ed6733" officeooo:paragraph-rsid="00ed6733"/>
    </style:style>
    <style:style style:name="P46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717e6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T20" style:family="text">
      <style:text-properties officeooo:rsid="00ed6733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35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36">N°</text:p>
          </table:table-cell>
          <table:covered-table-cell/>
          <table:table-cell table:style-name="Tabella1.A2" table:number-columns-spanned="3" office:value-type="string">
            <text:p text:style-name="P37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38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14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15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16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20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7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49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51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1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27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2"/>
          </table:table-cell>
          <table:covered-table-cell/>
          <table:covered-table-cell/>
          <table:table-cell table:style-name="Tabella1.A9" office:value-type="string">
            <text:p text:style-name="P29">Firma RDQ</text:p>
          </table:table-cell>
          <table:table-cell table:style-name="Tabella1.H9" office:value-type="string">
            <text:p text:style-name="P34"/>
          </table:table-cell>
        </table:table-row>
        <table:table-row table:style-name="Tabella1.8">
          <table:table-cell table:style-name="Tabella1.A10" table:number-columns-spanned="8" office:value-type="string">
            <text:p text:style-name="P28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3" office:value-type="string">
            <text:p text:style-name="P40">Attività prevista</text:p>
          </table:table-cell>
          <table:covered-table-cell/>
          <table:covered-table-cell/>
          <table:table-cell table:style-name="Tabella1.A11" table:number-columns-spanned="3" office:value-type="string">
            <text:p text:style-name="P45">Responsabile del trattamento</text:p>
          </table:table-cell>
          <table:covered-table-cell/>
          <table:covered-table-cell/>
          <table:table-cell table:style-name="Tabella1.A11" office:value-type="string">
            <text:p text:style-name="P45">Scadenza</text:p>
          </table:table-cell>
          <table:table-cell table:style-name="Tabella1.H11" office:value-type="string">
            <text:p text:style-name="P45">Firma del responsabile del tratamento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41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table:number-columns-spanned="3" office:value-type="string">
            <text:p text:style-name="P12"><text:placeholder text:placeholder-type="text">&lt;line.planned_activity&gt;</text:placeholder></text:p>
          </table:table-cell>
          <table:covered-table-cell/>
          <table:covered-table-cell/>
          <table:table-cell table:style-name="Tabella1.A13" table:number-columns-spanned="3" office:value-type="string">
            <text:p text:style-name="P13"><text:placeholder text:placeholder-type="text">&lt;line.responsible_treatment&gt;</text:placeholder></text:p>
          </table:table-cell>
          <table:covered-table-cell/>
          <table:covered-table-cell/>
          <table:table-cell table:style-name="Tabella1.A13" office:value-type="string">
            <text:p text:style-name="P13"><text:placeholder text:placeholder-type="text">&lt;formatLang(line.deadline, date=True) if line.deadline else ''&gt;</text:placeholder></text:p>
          </table:table-cell>
          <table:table-cell table:style-name="Tabella1.H13" office:value-type="string">
            <text:p text:style-name="P42"/>
          </table:table-cell>
        </table:table-row>
        <table:table-row table:style-name="Tabella1.8">
          <table:table-cell table:style-name="Tabella1.A8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0" table:number-columns-spanned="8" office:value-type="string">
            <text:p text:style-name="P28">PIANIFICAZIONE E VERIFICA DELL’EFFETUA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office:value-type="string">
            <text:p text:style-name="P59">Data pianificata per la verifica</text:p>
          </table:table-cell>
          <table:table-cell table:style-name="Tabella1.A13" table:number-columns-spanned="3" office:value-type="string">
            <text:p text:style-name="P40">Attività da verificare</text:p>
          </table:table-cell>
          <table:covered-table-cell/>
          <table:covered-table-cell/>
          <table:table-cell table:style-name="Tabella1.A13" table:number-columns-spanned="2" office:value-type="string">
            <text:p text:style-name="P40">Data della verifica</text:p>
          </table:table-cell>
          <table:covered-table-cell/>
          <table:table-cell table:style-name="Tabella1.A13" office:value-type="string">
            <text:p text:style-name="P40">Descrizione/Note</text:p>
          </table:table-cell>
          <table:table-cell table:style-name="Tabella1.A8" office:value-type="string">
            <text:p text:style-name="P39"><text:span text:style-name="T20">Firma</text:span> <text:span text:style-name="T20">di </text:span>RAQ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7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office:value-type="string">
            <text:p text:style-name="P10"><text:placeholder text:placeholder-type="text">&lt;formatLang(line.scheduled_date, date=True) if line.scheduled_date else ''&gt;</text:placeholder></text:p>
          </table:table-cell>
          <table:table-cell table:style-name="Tabella1.A13" table:number-columns-spanned="3" office:value-type="string">
            <text:p text:style-name="P11"><text:placeholder text:placeholder-type="text">&lt;line.activities_check&gt;</text:placeholder></text:p>
          </table:table-cell>
          <table:covered-table-cell/>
          <table:covered-table-cell/>
          <table:table-cell table:style-name="Tabella1.A13" table:number-columns-spanned="2" office:value-type="string">
            <text:p text:style-name="P10"><text:placeholder text:placeholder-type="text">&lt;formatLang(line.date, date=True) if line.date else ''&gt;</text:placeholder></text:p>
          </table:table-cell>
          <table:covered-table-cell/>
          <table:table-cell table:style-name="Tabella1.A13" office:value-type="string">
            <text:p text:style-name="P10"/>
            <text:p text:style-name="P11"><text:placeholder text:placeholder-type="text">&lt;line.note&gt;</text:placeholder></text:p>
          </table:table-cell>
          <table:table-cell table:style-name="Tabella1.H18" office:value-type="string">
            <text:p text:style-name="P11"/>
          </table:table-cell>
        </table:table-row>
        <table:table-row table:style-name="Tabella1.8">
          <table:table-cell table:style-name="Tabella1.A8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10" table:number-columns-spanned="8" office:value-type="string">
            <text:p text:style-name="P50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7">
          <table:table-cell table:style-name="Tabella1.A8" table:number-columns-spanned="8" office:value-type="string">
            <text:p text:style-name="P52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23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F2" table:number-columns-spanned="8" office:value-type="string">
            <text:p text:style-name="P24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8" office:value-type="string">
            <text:p text:style-name="P53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6" table:number-columns-spanned="8" office:value-type="string">
            <text:p text:style-name="P54"><text:placeholder text:placeholder-type="text">&lt;o.judgement or ""&gt;</text:placeholder></text:p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27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2"/>
          </table:table-cell>
          <table:covered-table-cell/>
          <table:covered-table-cell/>
          <table:table-cell table:style-name="Tabella1.A9" office:value-type="string">
            <text:p text:style-name="P30">Firma RDQ</text:p>
          </table:table-cell>
          <table:table-cell table:style-name="Tabella1.H27" office:value-type="string">
            <text:p text:style-name="P33"/>
          </table:table-cell>
        </table:table-row>
        <table:table-row table:style-name="Tabella1.28">
          <table:table-cell table:style-name="Tabella1.A28" table:number-columns-spanned="8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32B552A2F0D56285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5"><draw:image xlink:href="Pictures/10000000000005160000047185CB625331BA4149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6:08:04.387816736</meta:creation-date>
    <meta:editing-duration>PT1M12S</meta:editing-duration>
    <meta:editing-cycles>2</meta:editing-cycles>
    <meta:generator>LibreOffice/6.0.7.3$Linux_x86 LibreOffice_project/00m0$Build-3</meta:generator>
    <dc:date>2020-02-13T16:09:15.563981547</dc:date>
    <meta:document-statistic meta:table-count="2" meta:image-count="2" meta:object-count="0" meta:page-count="2" meta:paragraph-count="53" meta:word-count="176" meta:character-count="1516" meta:non-whitespace-character-count="1365"/>
    <meta:user-defined meta:name="Info 1"/>
    <meta:user-defined meta:name="Info 2"/>
    <meta:user-defined meta:name="Info 3"/>
    <meta:user-defined meta:name="Info 4"/>
  </office:meta>
</office:document-meta>
</file>